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officeooo:rsid="001070bf" officeooo:paragraph-rsid="001070bf" style:font-size-asian="13pt" style:font-size-complex="13pt"/>
    </style:style>
    <style:style style:name="P3" style:family="paragraph" style:parent-style-name="Standard">
      <style:text-properties fo:font-size="13pt" officeooo:rsid="00123ce5" officeooo:paragraph-rsid="00123ce5" style:font-size-asian="13pt" style:font-size-complex="13pt"/>
    </style:style>
    <style:style style:name="P4" style:family="paragraph" style:parent-style-name="Standard">
      <style:text-properties fo:font-size="13pt" officeooo:rsid="001070bf" style:font-size-asian="13pt" style:font-size-complex="13pt"/>
    </style:style>
    <style:style style:name="P5" style:family="paragraph" style:parent-style-name="Standard">
      <style:text-properties fo:font-size="13pt" officeooo:rsid="00123ce5" officeooo:paragraph-rsid="00123ce5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:George Reji <text:s text:c="15"/>Experiment:02</text:p>
      <text:p text:style-name="P3">Class:S5-ds <text:s text:c="26"/></text:p>
      <text:p text:style-name="P3">Roll No:32</text:p>
      <text:p text:style-name="P3"/>
      <text:p text:style-name="P1">CREATE TABLE Product(product_no varchar(15) not null primary key,description varchar(15) not null,company varchar(15)not null,price int not null)</text:p>
      <text:p text:style-name="P1"/>
      <text:p text:style-name="P1">CREATE TABLE Customer(cust_no varchar(15) not null primary key,name varchar(15) not null,age int not null,city varchar(15) not null,pincode int not null,state varchar(15) not null)</text:p>
      <text:p text:style-name="P1"/>
      <text:p text:style-name="P1">CREATE TABLE Supplier(s_no varchar(15) not null primary key,sname varchar(15) not null,age int not null,city varchar(15) not null)</text:p>
      <text:p text:style-name="P1"/>
      <text:p text:style-name="P1">CREATE TABLE Purchase(order_no varchar(15) not null primary key,custno varchar(15) not null,prodno varchar(15) not null,quantity int not null,orderdate date,foreign key(prodno) references Product(product_no),foreign key(custno) references Customer(cust_no) on delete cascade)</text:p>
      <text:p text:style-name="P1"/>
      <text:p text:style-name="P1">INSERT INTO Product</text:p>
      <text:p text:style-name="P1">VALUES('P00001','12w flood light','wipro','5000')</text:p>
      <text:p text:style-name="P1">INSERT INTO Product</text:p>
      <text:p text:style-name="P1">VALUES('P00002','laptop adapter','dell','1560')</text:p>
      <text:p text:style-name="P1">INSERT INTO Product</text:p>
      <text:p text:style-name="P1">VALUES('P00003','tablet','HCL','11000')</text:p>
      <text:p text:style-name="P1">INSERT INTO Product</text:p>
      <text:p text:style-name="P1">VALUES('P00004','garnet 50w led','wipro','999')</text:p>
      <text:p text:style-name="P1">INSERT INTO Product</text:p>
      <text:p text:style-name="P1">VALUES('P00005','laptop charge','HCL','1690')</text:p>
      <text:p text:style-name="P1"/>
      <text:p text:style-name="P1">INSERT INTO Customer</text:p>
      <text:p text:style-name="P1">VALUES('C00001','ivan bayross','35','bombay','400054','Maharashtra')</text:p>
      <text:p text:style-name="P1">INSERT INTO Customer</text:p>
      <text:p text:style-name="P1">VALUES('C00002','vandama saitwal','35','madras','780001','Tamil Nadu')</text:p>
      <text:p text:style-name="P1">INSERT INTO Customer</text:p>
      <text:p text:style-name="P1">VALUES('C00003','Pramada Jaguste','55','bombay','400057','Maharashtra')</text:p>
      <text:p text:style-name="P1">INSERT INTO Customer</text:p>
      <text:p text:style-name="P1">VALUES('C00004','Base Navindgi','45','bombay','400056','Maharashtra')</text:p>
      <text:p text:style-name="P1">INSERT INTO Customer</text:p>
      <text:p text:style-name="P1">VALUES('C00005','Ravi Sreedharam','25','Delhi','100001','Delhi')</text:p>
      <text:p text:style-name="P1">INSERT INTO Customer</text:p>
      <text:p text:style-name="P1">VALUES('C00006','Rukmini','25','Madrass','780001','Tamil Nadu')</text:p>
      <text:p text:style-name="P1"/>
      <text:p text:style-name="P1">INSERT INTO Supplier</text:p>
      <text:p text:style-name="P1">VALUES('S001','Ivan Bayross','35','Bombay')</text:p>
      <text:p text:style-name="P1">INSERT INTO Supplier</text:p>
      <text:p text:style-name="P1">VALUES('S002','Nirmala Agarwal','35','Madrass')</text:p>
      <text:p text:style-name="P1">INSERT INTO Supplier</text:p>
      <text:p text:style-name="P1">VALUES('S003','Susmitha','55','Bombay')</text:p>
      <text:p text:style-name="P1"><text:soft-page-break/>INSERT INTO Supplier</text:p>
      <text:p text:style-name="P1">VALUES('S004','Base Navindgi','45','Bombay')</text:p>
      <text:p text:style-name="P1">INSERT INTO Supplier</text:p>
      <text:p text:style-name="P1">VALUES('S005','Ravi Sreedharam','25','Delhi')</text:p>
      <text:p text:style-name="P1">INSERT INTO Supplier</text:p>
      <text:p text:style-name="P1">VALUES('S006','Nanda Gopal','25','Madrass')</text:p>
      <text:p text:style-name="P1"/>
      <text:p text:style-name="P1">INSERT INTO Purchase</text:p>
      <text:p text:style-name="P1">VALUES('O00001','C00002','P00003','2','20-JAN 16')</text:p>
      <text:p text:style-name="P1">INSERT INTO Purchase</text:p>
      <text:p text:style-name="P1">VALUES('O00002','C00003','P00002','1','27-JAN 16')</text:p>
      <text:p text:style-name="P1">INSERT INTO Purchase</text:p>
      <text:p text:style-name="P1">VALUES('O00003','C00006','P00001','3','20-FEB 16')</text:p>
      <text:p text:style-name="P1">INSERT INTO Purchase</text:p>
      <text:p text:style-name="P1">VALUES('O00004','C00003','P00005','4','07-APR 16')</text:p>
      <text:p text:style-name="P1">INSERT INTO Purchase</text:p>
      <text:p text:style-name="P1">VALUES('O00005','C00004','P00002','2','22-MAY 16')</text:p>
      <text:p text:style-name="P1">INSERT INTO Purchase</text:p>
      <text:p text:style-name="P1">VALUES('O00006','C00005','P00004','1','26-MAY 16')</text:p>
      <text:p text:style-name="P1"/>
      <text:p text:style-name="P4">Table</text:p>
      <text:p text:style-name="P1"/>
      <text:p text:style-name="P1">Purchase</text:p>
      <text:p text:style-name="P1"/>
      <text:p text:style-name="P1">ORDER_NO<text:tab/>CUSTNO<text:tab/><text:tab/>PRODNO<text:tab/><text:tab/> <text:s/>QUANTITY ORDERDATE</text:p>
      <text:p text:style-name="P1">--------------- --------------- --------------- ---------- ------------------</text:p>
      <text:p text:style-name="P1">O00001<text:tab/><text:tab/>C00002<text:tab/><text:tab/><text:tab/><text:tab/><text:tab/> 2 20-JAN-16</text:p>
      <text:p text:style-name="P1">O00002<text:tab/><text:tab/>C00003<text:tab/><text:tab/>P00008<text:tab/><text:tab/><text:tab/> 1 27-JAN-16</text:p>
      <text:p text:style-name="P1">O00003<text:tab/><text:tab/>C00006<text:tab/><text:tab/>P00001<text:tab/><text:tab/><text:tab/> 3 20-FEB-16</text:p>
      <text:p text:style-name="P1">O00004<text:tab/><text:tab/>C00003<text:tab/><text:tab/>P00008<text:tab/><text:tab/><text:tab/> 4 07-APR-16</text:p>
      <text:p text:style-name="P1">O00005<text:tab/><text:tab/>C00004<text:tab/><text:tab/>P00002<text:tab/><text:tab/><text:tab/> 2 22-MAY-16</text:p>
      <text:p text:style-name="P1">O00006<text:tab/><text:tab/>C00005<text:tab/><text:tab/>P00004<text:tab/><text:tab/><text:tab/> 1 26-MAY-16</text:p>
      <text:p text:style-name="P1"/>
      <text:p text:style-name="P1">Product</text:p>
      <text:p text:style-name="P1"/>
      <text:p text:style-name="P1">PRODUCT_NO<text:tab/>DESCRIPTION<text:tab/>COMPANY <text:tab/> <text:s text:c="4"/>PRICE</text:p>
      <text:p text:style-name="P1">--------------- --------------- --------------- ----------</text:p>
      <text:p text:style-name="P1">P00001<text:tab/><text:tab/>12w flood light wipro<text:tab/><text:tab/> <text:s text:c="5"/>5000</text:p>
      <text:p text:style-name="P1">P00002<text:tab/><text:tab/>laptop adapter<text:tab/>dell<text:tab/><text:tab/> <text:s text:c="5"/>1560</text:p>
      <text:p text:style-name="P1">P00004<text:tab/><text:tab/>garnet 50w led<text:tab/>wipro<text:tab/><text:tab/> <text:s text:c="6"/>999</text:p>
      <text:p text:style-name="P1">P00005<text:tab/><text:tab/>laptop charge<text:tab/>HCL<text:tab/><text:tab/> <text:s text:c="5"/>1690</text:p>
      <text:p text:style-name="P1">P00008<text:tab/><text:tab/>Mouse<text:tab/><text:tab/>Artic Fox<text:tab/> <text:s text:c="6"/>700</text:p>
      <text:p text:style-name="P1"/>
      <text:p text:style-name="P2">Supplier</text:p>
      <text:p text:style-name="P2"/>
      <text:p text:style-name="P1">S_NO<text:tab/><text:tab/>SNAME<text:tab/><text:tab/> <text:s text:c="6"/>AGE CITY</text:p>
      <text:p text:style-name="P1">--------------- --------------- ---------- ---------------</text:p>
      <text:p text:style-name="P1">S001<text:tab/><text:tab/>Ivan Bayross<text:tab/><text:tab/>35 Bombay</text:p>
      <text:p text:style-name="P1"><text:soft-page-break/>S002<text:tab/><text:tab/>Nirmala Agarwal <text:tab/>35 Madrass</text:p>
      <text:p text:style-name="P1">S003<text:tab/><text:tab/>Susmitha<text:tab/><text:tab/>55 Bombay</text:p>
      <text:p text:style-name="P1">S004<text:tab/><text:tab/>Base Navindgi<text:tab/><text:tab/>45 Bombay</text:p>
      <text:p text:style-name="P1">S005<text:tab/><text:tab/>Ravi Sreedharam <text:tab/>25 Delhi</text:p>
      <text:p text:style-name="P1">S006<text:tab/><text:tab/>Nanda Gopal<text:tab/><text:tab/>25 Madrass</text:p>
      <text:p text:style-name="P1"/>
      <text:p text:style-name="P1">Customer</text:p>
      <text:p text:style-name="P1"/>
      <text:p text:style-name="P1">CUST_NO <text:tab/>NAME<text:tab/><text:tab/> <text:s text:c="6"/>AGE CITY <text:tab/> <text:s text:c="5"/>PINCODE STATE<text:tab/> <text:s text:c="5"/>EMAIL</text:p>
      <text:p text:style-name="P1">--------------- --------------- ---------- --------------- ---------- --------------- --------------------</text:p>
      <text:p text:style-name="P1">C00001<text:tab/><text:tab/>Ivan Bayross<text:tab/><text:tab/>35 bombay<text:tab/> <text:s text:c="6"/>400054 Maharashtra</text:p>
      <text:p text:style-name="P1">C00002<text:tab/><text:tab/>Vandama Saitwal <text:tab/>35 madrass<text:tab/> <text:s text:c="6"/>780001 Tamil Nadu</text:p>
      <text:p text:style-name="P1">C00003<text:tab/><text:tab/>Pramada Jaguste <text:tab/>55 bombay<text:tab/> <text:s text:c="6"/>400057 Maharashtra</text:p>
      <text:p text:style-name="P1">C00004<text:tab/><text:tab/>Base Navindgi<text:tab/><text:tab/>45 bombay<text:tab/> <text:s text:c="6"/>400056 Maharashtra</text:p>
      <text:p text:style-name="P1">C00005<text:tab/><text:tab/>Ravi Sreedharam <text:tab/>25 Delhi<text:tab/> <text:s text:c="6"/>100001 Delhi</text:p>
      <text:p text:style-name="P1">C00006<text:tab/><text:tab/>Rukmini <text:tab/><text:tab/>25 madrass<text:tab/> <text:s text:c="6"/>780001 Tamil Nadu</text:p>
      <text:p text:style-name="P1"/>
      <text:p text:style-name="P1">///1\\\</text:p>
      <text:p text:style-name="P1"/>
      <text:p text:style-name="P1">select *from Customer where city='madrass';</text:p>
      <text:p text:style-name="P1"/>
      <text:p text:style-name="P1">CUST_NO <text:tab/>NAME<text:tab/><text:tab/> <text:s text:c="6"/>AGE CITY <text:tab/> <text:s text:c="5"/>PINCODE STATE</text:p>
      <text:p text:style-name="P1">--------------- --------------- ---------- --------------- ---------- ---------------</text:p>
      <text:p text:style-name="P1">C00002<text:tab/><text:tab/>vandama saitwal <text:tab/>35 madrass<text:tab/> <text:s text:c="6"/>780001 Tamil Nadu</text:p>
      <text:p text:style-name="P1">C00006<text:tab/><text:tab/>Rukmini <text:tab/><text:tab/>25 madrass<text:tab/> <text:s text:c="6"/>780001 Tamil Nadu</text:p>
      <text:p text:style-name="P1"/>
      <text:p text:style-name="P1">///2\\\</text:p>
      <text:p text:style-name="P1"/>
      <text:p text:style-name="P1">select custno from Purchase where orderdate like '___JAN___';</text:p>
      <text:p text:style-name="P1"/>
      <text:p text:style-name="P1">CUSTNO</text:p>
      <text:p text:style-name="P1">---------------</text:p>
      <text:p text:style-name="P1">C00002</text:p>
      <text:p text:style-name="P1">C00003</text:p>
      <text:p text:style-name="P1"/>
      <text:p text:style-name="P1">///3\\</text:p>
      <text:p text:style-name="P1"/>
      <text:p text:style-name="P1">select company from Product where price&gt;5000;</text:p>
      <text:p text:style-name="P1"/>
      <text:p text:style-name="P1">COMPANY</text:p>
      <text:p text:style-name="P1">---------------</text:p>
      <text:p text:style-name="P1">HCL</text:p>
      <text:p text:style-name="P1"/>
      <text:p text:style-name="P1">///4\\\</text:p>
      <text:p text:style-name="P1"/>
      <text:p text:style-name="P1">select *from Customer where name not like 'R%';</text:p>
      <text:p text:style-name="P1"/>
      <text:p text:style-name="P1"><text:soft-page-break/>CUST_NO <text:tab/>NAME<text:tab/><text:tab/> <text:s text:c="6"/>AGE CITY <text:tab/> <text:s text:c="5"/>PINCODE STATE</text:p>
      <text:p text:style-name="P1">--------------- --------------- ---------- --------------- ---------- ---------------</text:p>
      <text:p text:style-name="P1">C00001<text:tab/><text:tab/>Ivan Bayross<text:tab/><text:tab/>35 bombay<text:tab/> <text:s text:c="6"/>400054 Maharashtra</text:p>
      <text:p text:style-name="P1">C00002<text:tab/><text:tab/>Vandama Saitwal <text:tab/>35 madrass<text:tab/> <text:s text:c="6"/>780001 Tamil Nadu</text:p>
      <text:p text:style-name="P1">C00003<text:tab/><text:tab/>Pramada Jaguste <text:tab/>55 bombay<text:tab/> <text:s text:c="6"/>400057 Maharashtra</text:p>
      <text:p text:style-name="P1">C00004<text:tab/><text:tab/>Base Navindgi<text:tab/><text:tab/>45 bombay<text:tab/> <text:s text:c="6"/>400056 Maharashtra</text:p>
      <text:p text:style-name="P1"/>
      <text:p text:style-name="P1">///5\\\\</text:p>
      <text:p text:style-name="P1"/>
      <text:p text:style-name="P1">alter table Customer add email varchar(20);</text:p>
      <text:p text:style-name="P1"/>
      <text:p text:style-name="P1">Table altered.</text:p>
      <text:p text:style-name="P1"/>
      <text:p text:style-name="P1">select *from Customer;</text:p>
      <text:p text:style-name="P1"/>
      <text:p text:style-name="P1">CUST_NO <text:tab/>NAME<text:tab/><text:tab/> <text:s text:c="6"/>AGE CITY <text:tab/> <text:s text:c="5"/>PINCODE STATE<text:tab/> <text:s text:c="5"/>EMAIL</text:p>
      <text:p text:style-name="P1">--------------- --------------- ---------- --------------- ---------- --------------- --------------------</text:p>
      <text:p text:style-name="P1">C00001<text:tab/><text:tab/>Ivan Bayross<text:tab/><text:tab/>35 bombay<text:tab/> <text:s text:c="6"/>400054 Maharashtra</text:p>
      <text:p text:style-name="P1">C00002<text:tab/><text:tab/>Vandama Saitwal <text:tab/>35 madrass<text:tab/> <text:s text:c="6"/>780001 Tamil Nadu</text:p>
      <text:p text:style-name="P1">C00003<text:tab/><text:tab/>Pramada Jaguste <text:tab/>55 bombay<text:tab/> <text:s text:c="6"/>400057 Maharashtra</text:p>
      <text:p text:style-name="P1">C00004<text:tab/><text:tab/>Base Navindgi<text:tab/><text:tab/>45 bombay<text:tab/> <text:s text:c="6"/>400056 Maharashtra</text:p>
      <text:p text:style-name="P1">C00005<text:tab/><text:tab/>Ravi Sreedharam <text:tab/>25 Delhi<text:tab/> <text:s text:c="6"/>100001 Delhi</text:p>
      <text:p text:style-name="P1">C00006<text:tab/><text:tab/>Rukmini <text:tab/><text:tab/>25 madrass<text:tab/> <text:s text:c="6"/>780001 Tamil Nadu</text:p>
      <text:p text:style-name="P1"/>
      <text:p text:style-name="P1">///6\\\</text:p>
      <text:p text:style-name="P1"/>
      <text:p text:style-name="P1">select name from Customer where age&gt;40 and state='Maharashtra';</text:p>
      <text:p text:style-name="P1"/>
      <text:p text:style-name="P1">NAME</text:p>
      <text:p text:style-name="P1">---------------</text:p>
      <text:p text:style-name="P1">Pramada Jaguste</text:p>
      <text:p text:style-name="P1">Base Navindgi</text:p>
      <text:p text:style-name="P1"/>
      <text:p text:style-name="P1">//7\\</text:p>
      <text:p text:style-name="P1"/>
      <text:p text:style-name="P1">select company from Product order by price;</text:p>
      <text:p text:style-name="P1"/>
      <text:p text:style-name="P1">COMPANY</text:p>
      <text:p text:style-name="P1">---------------</text:p>
      <text:p text:style-name="P1">wipro</text:p>
      <text:p text:style-name="P1">dell</text:p>
      <text:p text:style-name="P1">HCL</text:p>
      <text:p text:style-name="P1">wipro</text:p>
      <text:p text:style-name="P1">HCL</text:p>
      <text:p text:style-name="P1"/>
      <text:p text:style-name="P1">//8\\</text:p>
      <text:p text:style-name="P1"/>
      <text:p text:style-name="P1"><text:soft-page-break/>select avg(age) from Customer;</text:p>
      <text:p text:style-name="P1"/>
      <text:p text:style-name="P1"><text:s text:c="2"/>AVG(AGE)</text:p>
      <text:p text:style-name="P1">----------</text:p>
      <text:p text:style-name="P1">36.6666667</text:p>
      <text:p text:style-name="P1"/>
      <text:p text:style-name="P1">//9\\</text:p>
      <text:p text:style-name="P1"/>
      <text:p text:style-name="P1">select city from Customer where state='Maharashtra' or state='Tamil Nadu';</text:p>
      <text:p text:style-name="P1"/>
      <text:p text:style-name="P1">CITY</text:p>
      <text:p text:style-name="P1">---------------</text:p>
      <text:p text:style-name="P1">bombay</text:p>
      <text:p text:style-name="P1">madrass</text:p>
      <text:p text:style-name="P1">bombay</text:p>
      <text:p text:style-name="P1">bombay</text:p>
      <text:p text:style-name="P1">madrass</text:p>
      <text:p text:style-name="P1"/>
      <text:p text:style-name="P1">//10\\</text:p>
      <text:p text:style-name="P1"/>
      <text:p text:style-name="P1">select avg(price) from Product; <text:s/></text:p>
      <text:p text:style-name="P1"/>
      <text:p text:style-name="P1">AVG(PRICE)</text:p>
      <text:p text:style-name="P1">----------</text:p>
      <text:p text:style-name="P1"><text:s text:c="4"/>4049.8</text:p>
      <text:p text:style-name="P1"/>
      <text:p text:style-name="P1">//11\\</text:p>
      <text:p text:style-name="P1"/>
      <text:p text:style-name="P1">select custno from Purchase order by quantity;</text:p>
      <text:p text:style-name="P1"/>
      <text:p text:style-name="P1">CUSTNO</text:p>
      <text:p text:style-name="P1">---------------</text:p>
      <text:p text:style-name="P1">C00003</text:p>
      <text:p text:style-name="P1">C00005</text:p>
      <text:p text:style-name="P1">C00002</text:p>
      <text:p text:style-name="P1">C00004</text:p>
      <text:p text:style-name="P1">C00006</text:p>
      <text:p text:style-name="P1">C00003</text:p>
      <text:p text:style-name="P1"/>
      <text:p text:style-name="P1">//12\\</text:p>
      <text:p text:style-name="P1"/>
      <text:p text:style-name="P1">insert into Product </text:p>
      <text:p text:style-name="P1">values('P00008','Mouse','Artic Fox','700');</text:p>
      <text:p text:style-name="P1"/>
      <text:p text:style-name="P1">PRODUCT_NO<text:tab/>DESCRIPTION<text:tab/>COMPANY <text:tab/> <text:s text:c="4"/>PRICE</text:p>
      <text:p text:style-name="P1">--------------- --------------- --------------- ----------</text:p>
      <text:p text:style-name="P1">P00001<text:tab/><text:tab/>12w flood light wipro<text:tab/><text:tab/> <text:s text:c="5"/>5000</text:p>
      <text:p text:style-name="P1">P00002<text:tab/><text:tab/>laptop adapter<text:tab/>dell<text:tab/><text:tab/> <text:s text:c="5"/>1560</text:p>
      <text:p text:style-name="P1"><text:soft-page-break/>P00003<text:tab/><text:tab/>tablet<text:tab/><text:tab/>HCL<text:tab/><text:tab/> <text:s text:c="4"/>11000</text:p>
      <text:p text:style-name="P1">P00004<text:tab/><text:tab/>garnet 50w led<text:tab/>wipro<text:tab/><text:tab/> <text:s text:c="6"/>999</text:p>
      <text:p text:style-name="P1">P00005<text:tab/><text:tab/>laptop charge<text:tab/>HCL<text:tab/><text:tab/> <text:s text:c="5"/>1690</text:p>
      <text:p text:style-name="P1">P00008<text:tab/><text:tab/>Mouse<text:tab/><text:tab/>Artic Fox<text:tab/> <text:s text:c="6"/>700</text:p>
      <text:p text:style-name="P1"/>
      <text:p text:style-name="P1">update Purchase set prodno='P00008' where custno='C00003';</text:p>
      <text:p text:style-name="P1"/>
      <text:p text:style-name="P1">ORDER_NO<text:tab/>CUSTNO<text:tab/><text:tab/>PRODNO<text:tab/><text:tab/> <text:s/>QUANTITY ORDERDATE</text:p>
      <text:p text:style-name="P1">--------------- --------------- --------------- ---------- ------------------</text:p>
      <text:p text:style-name="P1">O00001<text:tab/><text:tab/>C00002<text:tab/><text:tab/>P00003<text:tab/><text:tab/><text:tab/> 2 20-JAN-16</text:p>
      <text:p text:style-name="P1">O00002<text:tab/><text:tab/>C00003<text:tab/><text:tab/>P00008<text:tab/><text:tab/><text:tab/> 1 27-JAN-16</text:p>
      <text:p text:style-name="P1">O00003<text:tab/><text:tab/>C00006<text:tab/><text:tab/>P00001<text:tab/><text:tab/><text:tab/> 3 20-FEB-16</text:p>
      <text:p text:style-name="P1">O00004<text:tab/><text:tab/>C00003<text:tab/><text:tab/>P00008<text:tab/><text:tab/><text:tab/> 4 07-APR-16</text:p>
      <text:p text:style-name="P1">O00005<text:tab/><text:tab/>C00004<text:tab/><text:tab/>P00002<text:tab/><text:tab/><text:tab/> 2 22-MAY-16</text:p>
      <text:p text:style-name="P1">O00006<text:tab/><text:tab/>C00005<text:tab/><text:tab/>P00004<text:tab/><text:tab/><text:tab/> 1 26-MAY-16</text:p>
      <text:p text:style-name="P1"/>
      <text:p text:style-name="P1">//13\\</text:p>
      <text:p text:style-name="P1"/>
      <text:p text:style-name="P1">select count(city)</text:p>
      <text:p text:style-name="P1"><text:s text:c="2"/>2 <text:s/>from Customer</text:p>
      <text:p text:style-name="P1"><text:s text:c="2"/>3 <text:s/>where city='Delhi';</text:p>
      <text:p text:style-name="P1"/>
      <text:p text:style-name="P1">COUNT(CITY)</text:p>
      <text:p text:style-name="P1">-----------</text:p>
      <text:p text:style-name="P1"><text:tab/> <text:s/>1</text:p>
      <text:p text:style-name="P1"/>
      <text:p text:style-name="P1">//14\\</text:p>
      <text:p text:style-name="P1"/>
      <text:p text:style-name="P1">select custno</text:p>
      <text:p text:style-name="P1"><text:s text:c="2"/>2 <text:s/>from Purchase</text:p>
      <text:p text:style-name="P1"><text:s text:c="2"/>3 <text:s/>where Quantity&gt;3;</text:p>
      <text:p text:style-name="P1"/>
      <text:p text:style-name="P1">CUSTNO</text:p>
      <text:p text:style-name="P1">---------------</text:p>
      <text:p text:style-name="P1">C00003</text:p>
      <text:p text:style-name="P1"/>
      <text:p text:style-name="P1">//15\\</text:p>
      <text:p text:style-name="P1"/>
      <text:p text:style-name="P1">update Purchase set orderdate=null;</text:p>
      <text:p text:style-name="P1"/>
      <text:p text:style-name="P1">6 rows updated.</text:p>
      <text:p text:style-name="P1">alter table Purchase</text:p>
      <text:p text:style-name="P1"><text:s text:c="2"/>2 <text:s/>modify orderdate varchar(10);</text:p>
      <text:p text:style-name="P1"/>
      <text:p text:style-name="P1">Table altered.</text:p>
      <text:p text:style-name="P1"/>
      <text:p text:style-name="P1">//16\\</text:p>
      <text:p text:style-name="P1"/>
      <text:p text:style-name="P1"><text:soft-page-break/>select min(price),max(price) <text:s text:c="12"/></text:p>
      <text:p text:style-name="P1"><text:s text:c="2"/>2 <text:s/>from Product;</text:p>
      <text:p text:style-name="P1"/>
      <text:p text:style-name="P1">MIN(PRICE) MAX(PRICE)</text:p>
      <text:p text:style-name="P1">---------- ----------</text:p>
      <text:p text:style-name="P1"><text:s text:c="7"/>700<text:tab/>11000</text:p>
      <text:p text:style-name="P1"/>
      <text:p text:style-name="P1">//17\\</text:p>
      <text:p text:style-name="P1"/>
      <text:p text:style-name="P1">select company,count(*)</text:p>
      <text:p text:style-name="P1"><text:s text:c="2"/>2 <text:s/>from Product</text:p>
      <text:p text:style-name="P1"><text:s text:c="2"/>3 <text:s/>where company='wipro'</text:p>
      <text:p text:style-name="P1"><text:s text:c="2"/>4 <text:s/>or company='HCL'</text:p>
      <text:p text:style-name="P1"><text:s text:c="2"/>5 <text:s/>group by company;</text:p>
      <text:p text:style-name="P1"/>
      <text:p text:style-name="P1">COMPANY <text:tab/> <text:s/>COUNT(*)</text:p>
      <text:p text:style-name="P1">--------------- ----------</text:p>
      <text:p text:style-name="P1">HCL<text:tab/><text:tab/><text:tab/> 2</text:p>
      <text:p text:style-name="P1">wipro<text:tab/><text:tab/><text:tab/> 2</text:p>
      <text:p text:style-name="P1"/>
      <text:p text:style-name="P1">//18\\</text:p>
      <text:p text:style-name="P1"/>
      <text:p text:style-name="P1">select name</text:p>
      <text:p text:style-name="P1"><text:s text:c="2"/>2 <text:s/>from Customer</text:p>
      <text:p text:style-name="P1"><text:s text:c="2"/>3 <text:s/>order by name;</text:p>
      <text:p text:style-name="P1"/>
      <text:p text:style-name="P1">NAME</text:p>
      <text:p text:style-name="P1">---------------</text:p>
      <text:p text:style-name="P1">Base Navindgi</text:p>
      <text:p text:style-name="P1">Ivan Bayross</text:p>
      <text:p text:style-name="P1">Pramada Jaguste</text:p>
      <text:p text:style-name="P1">Ravi Sreedharam</text:p>
      <text:p text:style-name="P1">Rukmini</text:p>
      <text:p text:style-name="P1">Vandama Saitwal</text:p>
      <text:p text:style-name="P1"/>
      <text:p text:style-name="P1">//19\\</text:p>
      <text:p text:style-name="P1"/>
      <text:p text:style-name="P1">alter table Purchase </text:p>
      <text:p text:style-name="P1"><text:s text:c="2"/>2 <text:s/>modify orderdate date;</text:p>
      <text:p text:style-name="P1">Table altered.</text:p>
      <text:p text:style-name="P1">update Purchase set orderdate='20-Jan-16' where order_no='O00001';</text:p>
      <text:p text:style-name="P1">1 row updated.</text:p>
      <text:p text:style-name="P1">update Purchase set orderdate='27-Jan-16' where order_no='O00002';</text:p>
      <text:p text:style-name="P1">1 row updated.</text:p>
      <text:p text:style-name="P1">update Purchase set orderdate='20-Feb-16' where order_no='O00003';</text:p>
      <text:p text:style-name="P1">1 row updated.</text:p>
      <text:p text:style-name="P1">update Purchase set orderdate='07-Apr-16' where order_no='O00004';</text:p>
      <text:p text:style-name="P1">1 row updated.</text:p>
      <text:p text:style-name="P1"><text:soft-page-break/>update Purchase set orderdate='22-May-16' where order_no='O00005';</text:p>
      <text:p text:style-name="P1">1 row updated.</text:p>
      <text:p text:style-name="P1">update Purchase set orderdate='26-May-16' where order_no='O00006';</text:p>
      <text:p text:style-name="P1">1 row updated.</text:p>
      <text:p text:style-name="P1"/>
      <text:p text:style-name="P1">select * from Purchase</text:p>
      <text:p text:style-name="P1"><text:s text:c="2"/>2 <text:s/>order by orderdate desc;</text:p>
      <text:p text:style-name="P1"/>
      <text:p text:style-name="P1">ORDER_NO<text:tab/>CUSTNO<text:tab/><text:tab/>PRODNO<text:tab/><text:tab/> <text:s/>QUANTITY ORDERDATE</text:p>
      <text:p text:style-name="P1">--------------- --------------- --------------- ---------- ------------------</text:p>
      <text:p text:style-name="P1">O00006<text:tab/><text:tab/>C00005<text:tab/><text:tab/>P00004<text:tab/><text:tab/><text:tab/> 1 26-MAY-16</text:p>
      <text:p text:style-name="P1">O00005<text:tab/><text:tab/>C00004<text:tab/><text:tab/>P00002<text:tab/><text:tab/><text:tab/> 2 22-MAY-16</text:p>
      <text:p text:style-name="P1">O00004<text:tab/><text:tab/>C00003<text:tab/><text:tab/>P00008<text:tab/><text:tab/><text:tab/> 4 07-APR-16</text:p>
      <text:p text:style-name="P1">O00003<text:tab/><text:tab/>C00006<text:tab/><text:tab/>P00001<text:tab/><text:tab/><text:tab/> 3 20-FEB-16</text:p>
      <text:p text:style-name="P1">O00002<text:tab/><text:tab/>C00003<text:tab/><text:tab/>P00008<text:tab/><text:tab/><text:tab/> 1 27-JAN-16</text:p>
      <text:p text:style-name="P1">O00001<text:tab/><text:tab/>C00002<text:tab/><text:tab/>P00003<text:tab/><text:tab/><text:tab/> 2 20-JAN-16</text:p>
      <text:p text:style-name="P1"/>
      <text:p text:style-name="P1">//20\\</text:p>
      <text:p text:style-name="P1"/>
      <text:p text:style-name="P1">alter table Purchase</text:p>
      <text:p text:style-name="P1"><text:s text:c="2"/>2 <text:s/>modify prodno varchar(15) null;</text:p>
      <text:p text:style-name="P1"/>
      <text:p text:style-name="P1">Table altered.</text:p>
      <text:p text:style-name="P1"/>
      <text:p text:style-name="P1">update Purchase set prodno=null where prodno='P00003';</text:p>
      <text:p text:style-name="P1"/>
      <text:p text:style-name="P1">1 row updated.</text:p>
      <text:p text:style-name="P1">delete from Product where product_no='P00003';</text:p>
      <text:p text:style-name="P1"/>
      <text:p text:style-name="P1">1 row deleted.</text:p>
      <text:p text:style-name="P1"/>
      <text:p text:style-name="P1">//21\\</text:p>
      <text:p text:style-name="P1"/>
      <text:p text:style-name="P1">create table orders as</text:p>
      <text:p text:style-name="P1"><text:s text:c="2"/>2 <text:s/>select order_no,orderdate</text:p>
      <text:p text:style-name="P1"><text:s text:c="2"/>3 <text:s/>from Purchase;</text:p>
      <text:p text:style-name="P1"/>
      <text:p text:style-name="P1">Table created.</text:p>
      <text:p text:style-name="P1"/>
      <text:p text:style-name="P1">//22\\</text:p>
      <text:p text:style-name="P1"/>
      <text:p text:style-name="P1">drop table orders;</text:p>
      <text:p text:style-name="P1"/>
      <text:p text:style-name="P1">Table dropped.</text:p>
      <text:p text:style-name="P1"/>
      <text:p text:style-name="P1">//23\\</text:p>
      <text:p text:style-name="P1"/>
      <text:p text:style-name="P1">CREATE VIEW CUST_VIEW AS </text:p>
      <text:p text:style-name="P1"><text:soft-page-break/>SELECT * </text:p>
      <text:p text:style-name="P1">FROM CUSTOMER;</text:p>
      <text:p text:style-name="P1"/>
      <text:p text:style-name="P1">View created.</text:p>
      <text:p text:style-name="P1"/>
      <text:p text:style-name="P1">//24\\</text:p>
      <text:p text:style-name="P1"/>
      <text:p text:style-name="P1">SELECT C.NAME FROM CUSTOMER C </text:p>
      <text:p text:style-name="P1">INNER JOIN PURCHASE P ON C.CUST_NO = P.CUSTNO </text:p>
      <text:p text:style-name="P1">GROUP BY C.CUST_NO, C.NAME </text:p>
      <text:p text:style-name="P1">HAVING COUNT(*) &gt; 1;</text:p>
      <text:p text:style-name="P1"/>
      <text:p text:style-name="P1">NAME</text:p>
      <text:p text:style-name="P1">------------------------------</text:p>
      <text:p text:style-name="P1">Pramada Jaguste</text:p>
      <text:p text:style-name="P1"/>
      <text:p text:style-name="P1">//25\\</text:p>
      <text:p text:style-name="P1"/>
      <text:p text:style-name="P1">SELECT C1.NAME AS CUSTOMER1, C2.NAME AS CUSTOMER2, P.ORDER_NO, P.ORDERDATE </text:p>
      <text:p text:style-name="P1">FROM CUSTOMER C1 </text:p>
      <text:p text:style-name="P1">INNER JOIN CUSTOMER C2 ON C1.CITY = C2.CITY </text:p>
      <text:p text:style-name="P1">AND C1.CUST_NO &lt;&gt; C2.CUST_NO </text:p>
      <text:p text:style-name="P1">INNER JOIN PURCHASE P ON C1.CUST_NO = P.CUSTNO </text:p>
      <text:p text:style-name="P1">ORDER BY C1.NAME, C2.NAME;</text:p>
      <text:p text:style-name="P1"/>
      <text:p text:style-name="P1">CUSTOMER1 <text:s text:c="21"/>CUSTOMER2 <text:s text:c="21"/>ORDER_NO</text:p>
      <text:p text:style-name="P1">------------------------------ ------------------------------ ---------------</text:p>
      <text:p text:style-name="P1">ORDERDATE</text:p>
      <text:p text:style-name="P1">---------</text:p>
      <text:p text:style-name="P1">Basu Navindgi <text:s text:c="17"/>Ivan Bayross <text:s text:c="18"/>O00005</text:p>
      <text:p text:style-name="P1">22-MAY-16</text:p>
      <text:p text:style-name="P1"/>
      <text:p text:style-name="P1">Basu Navindgi <text:s text:c="17"/>Pramada Jaguste <text:s text:c="10"/></text:p>
      <text:p text:style-name="P1"><text:s text:c="5"/>O00005</text:p>
      <text:p text:style-name="P1">22-MAY-16</text:p>
      <text:p text:style-name="P1"><text:s text:c="5"/>O00004</text:p>
      <text:p text:style-name="P1">07-APR-16</text:p>
      <text:p text:style-name="P1"/>
      <text:p text:style-name="P1"/>
      <text:p text:style-name="P1">CUSTOMER1 <text:s text:c="21"/>CUSTOMER2 <text:s text:c="21"/>ORDER_NO</text:p>
      <text:p text:style-name="P1">------------------------------ ------------------------------ ---------------</text:p>
      <text:p text:style-name="P1">ORDERDATE</text:p>
      <text:p text:style-name="P1">---------</text:p>
      <text:p text:style-name="P1">Pramada Jaguste <text:s text:c="15"/>Basu Navindgi <text:s text:c="17"/>O00002</text:p>
      <text:p text:style-name="P1">27-JAN-16</text:p>
      <text:p text:style-name="P1"/>
      <text:p text:style-name="P1">Pramada Jaguste <text:s text:c="15"/>Ivan Bayross <text:s text:c="18"/>O00002</text:p>
      <text:p text:style-name="P1"><text:soft-page-break/>27-JAN-16</text:p>
      <text:p text:style-name="P1"/>
      <text:p text:style-name="P1">Pramada Jaguste <text:s text:c="15"/>Ivan Bayross <text:s text:c="18"/>O00004</text:p>
      <text:p text:style-name="P1">07-APR-16</text:p>
      <text:p text:style-name="P1"/>
      <text:p text:style-name="P1"/>
      <text:p text:style-name="P1">CUSTOMER1 <text:s text:c="21"/>CUSTOMER2 <text:s text:c="21"/>ORDER_NO</text:p>
      <text:p text:style-name="P1">------------------------------ ------------------------------ ---------------</text:p>
      <text:p text:style-name="P1">ORDERDATE</text:p>
      <text:p text:style-name="P1">---------</text:p>
      <text:p text:style-name="P1">Rukmini <text:s text:c="23"/>Vandana Saitwal <text:s text:c="15"/>O00003</text:p>
      <text:p text:style-name="P1">20-FEB-16</text:p>
      <text:p text:style-name="P1"/>
      <text:p text:style-name="P1">Vandana Saitwal <text:s text:c="15"/>Rukmini <text:s text:c="23"/>O00001</text:p>
      <text:p text:style-name="P1">20-JAN-16</text:p>
      <text:p text:style-name="P1"/>
      <text:p text:style-name="P1">//26\\</text:p>
      <text:p text:style-name="P1"/>
      <text:p text:style-name="P1">SELECT NAME </text:p>
      <text:p text:style-name="P1">FROM CUSTOMER </text:p>
      <text:p text:style-name="P1">WHERE NAME LIKE 'R%'; <text:s/></text:p>
      <text:p text:style-name="P1"/>
      <text:p text:style-name="P1">NAME</text:p>
      <text:p text:style-name="P1">------------------------------</text:p>
      <text:p text:style-name="P1">Ravi Sreedharan</text:p>
      <text:p text:style-name="P1">Rukmini</text:p>
      <text:p text:style-name="P1"/>
      <text:p text:style-name="P1">//27\\</text:p>
      <text:p text:style-name="P1"/>
      <text:p text:style-name="P1">SELECT NAME </text:p>
      <text:p text:style-name="P1">FROM CUSTOMER </text:p>
      <text:p text:style-name="P1">UNION </text:p>
      <text:p text:style-name="P1">SELECT SNAME </text:p>
      <text:p text:style-name="P1">FROM SUPPLIER;</text:p>
      <text:p text:style-name="P1"/>
      <text:p text:style-name="P1">NAME</text:p>
      <text:p text:style-name="P1">------------------------------</text:p>
      <text:p text:style-name="P1">Ivan Bayross</text:p>
      <text:p text:style-name="P1">Vandana Saitwal</text:p>
      <text:p text:style-name="P1">Pramada Jaguste</text:p>
      <text:p text:style-name="P1">Basu Navindgi</text:p>
      <text:p text:style-name="P1">Ravi Sreedharan</text:p>
      <text:p text:style-name="P1">Rukmini</text:p>
      <text:p text:style-name="P1">Nirmala Agarwal</text:p>
      <text:p text:style-name="P1">Susmitha</text:p>
      <text:p text:style-name="P1">Nanda Gopal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4:16:23.637796036</meta:creation-date>
    <dc:date>2024-08-05T13:17:46.679862507</dc:date>
    <meta:editing-duration>PT5M42S</meta:editing-duration>
    <meta:editing-cycles>3</meta:editing-cycles>
    <meta:generator>LibreOffice/24.2.4.2$Linux_X86_64 LibreOffice_project/420$Build-2</meta:generator>
    <meta:print-date>2024-07-29T14:38:49.596674544</meta:print-date>
    <meta:document-statistic meta:table-count="0" meta:image-count="0" meta:object-count="0" meta:page-count="10" meta:paragraph-count="354" meta:word-count="1165" meta:character-count="10675" meta:non-whitespace-character-count="8869"/>
  </office:meta>
</office:document-meta>
</file>